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67d1" officeooo:paragraph-rsid="000667d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67d1" officeooo:paragraph-rsid="000667d1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b3eee" officeooo:paragraph-rsid="000b3eee"/>
    </style:style>
    <style:style style:name="P4" style:family="paragraph" style:parent-style-name="Standard">
      <style:text-properties style:text-underline-style="solid" style:text-underline-width="auto" style:text-underline-color="font-color" officeooo:rsid="000bd68b" officeooo:paragraph-rsid="000bd68b"/>
    </style:style>
    <style:style style:name="P5" style:family="paragraph" style:parent-style-name="Standard">
      <style:text-properties style:text-underline-style="none" officeooo:rsid="000667d1" officeooo:paragraph-rsid="000667d1"/>
    </style:style>
    <style:style style:name="P6" style:family="paragraph" style:parent-style-name="Standard">
      <style:text-properties style:text-underline-style="none" officeooo:rsid="0009b868" officeooo:paragraph-rsid="0009b868"/>
    </style:style>
    <style:style style:name="P7" style:family="paragraph" style:parent-style-name="Standard">
      <style:text-properties style:text-underline-style="none" officeooo:rsid="000b3eee" officeooo:paragraph-rsid="000b3eee"/>
    </style:style>
    <style:style style:name="P8" style:family="paragraph" style:parent-style-name="Standard">
      <style:text-properties style:text-underline-style="none" officeooo:rsid="000bd68b" officeooo:paragraph-rsid="000bd68b"/>
    </style:style>
    <style:style style:name="P9" style:family="paragraph" style:parent-style-name="Standard" style:list-style-name="L1">
      <style:text-properties style:text-underline-style="none" officeooo:rsid="000667d1" officeooo:paragraph-rsid="000667d1"/>
    </style:style>
    <style:style style:name="P10" style:family="paragraph" style:parent-style-name="Standard" style:list-style-name="L1">
      <style:text-properties style:text-underline-style="none" officeooo:rsid="000692fa" officeooo:paragraph-rsid="00080615"/>
    </style:style>
    <style:style style:name="P11" style:family="paragraph" style:parent-style-name="Standard" style:list-style-name="L1">
      <style:text-properties style:text-underline-style="none" officeooo:rsid="00080615" officeooo:paragraph-rsid="00080615"/>
    </style:style>
    <style:style style:name="P12" style:family="paragraph" style:parent-style-name="Standard" style:list-style-name="L1">
      <style:text-properties style:text-underline-style="none" officeooo:rsid="0008faf1" officeooo:paragraph-rsid="0008faf1"/>
    </style:style>
    <style:style style:name="P13" style:family="paragraph" style:parent-style-name="Standard" style:list-style-name="L1">
      <style:text-properties style:text-underline-style="none" officeooo:rsid="0009b868" officeooo:paragraph-rsid="0009b868"/>
    </style:style>
    <style:style style:name="P14" style:family="paragraph" style:parent-style-name="Standard" style:list-style-name="L2">
      <style:text-properties style:text-underline-style="none" officeooo:rsid="000bd68b" officeooo:paragraph-rsid="000bd68b"/>
    </style:style>
    <style:style style:name="P15" style:family="paragraph" style:parent-style-name="Standard" style:list-style-name="L3">
      <style:text-properties style:text-underline-style="none" officeooo:rsid="000bd68b" officeooo:paragraph-rsid="000bd68b"/>
    </style:style>
    <style:style style:name="P16" style:family="paragraph" style:parent-style-name="Standard" style:list-style-name="L2">
      <style:text-properties style:text-underline-style="none" officeooo:rsid="000b3eee" officeooo:paragraph-rsid="000b3eee"/>
    </style:style>
    <style:style style:name="P17" style:family="paragraph" style:parent-style-name="Standard" style:list-style-name="L2">
      <style:text-properties style:text-underline-style="solid" style:text-underline-width="auto" style:text-underline-color="font-color" officeooo:rsid="000b3eee" officeooo:paragraph-rsid="000b3eee"/>
    </style:style>
    <style:style style:name="T1" style:family="text">
      <style:text-properties officeooo:rsid="00080615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bd6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pdates for FOR/STT 875 Summer 2020</text:p>
      <text:p text:style-name="P2"/>
      <text:p text:style-name="P1">Exercises</text:p>
      <text:p text:style-name="P5"/>
      <text:p text:style-name="P5">Listed in order of importance based on the questions from Piazza last year and the student feedback from the exercises.</text:p>
      <text:p text:style-name="P5"/>
      <text:list xml:id="list3435865263" text:style-name="L1">
        <text:list-item>
          <text:p text:style-name="P9">Exercise 16: Databases.</text:p>
          <text:list>
            <text:list-item>
              <text:p text:style-name="P9">Bunch of problems with two of the packages used in the exercise, had to put together a temporary fix to get it to work last year. Likely needs a fairly complete rewrite. </text:p>
            </text:list-item>
          </text:list>
        </text:list-item>
        <text:list-item>
          <text:p text:style-name="P12">Exercise 12: Shiny</text:p>
          <text:list>
            <text:list-item>
              <text:p text:style-name="P12">There was a problem with the checkboxes actually working to subset what’s displayed in the map. I think I fixed it but should double check. </text:p>
            </text:list-item>
          </text:list>
        </text:list-item>
        <text:list-item>
          <text:p text:style-name="P13">Exercise 14: Text</text:p>
          <text:list>
            <text:list-item>
              <text:p text:style-name="P13">Just seemed really easy, and a large majority of people did this one, so maybe if we’re feeling ambitious can make it a bit harder. </text:p>
            </text:list-item>
          </text:list>
        </text:list-item>
      </text:list>
      <text:p text:style-name="P6"/>
      <text:p text:style-name="P3">Chapters</text:p>
      <text:p text:style-name="P7"/>
      <text:list xml:id="list941202339" text:style-name="L2">
        <text:list-item>
          <text:p text:style-name="P14">Make a basic statistics chapter (lm, glm, lmer)? A couple of students mentioned this as something that would be useful. </text:p>
        </text:list-item>
        <text:list-item>
          <text:p text:style-name="P16">Chapter 14: DSP</text:p>
          <text:list>
            <text:list-item>
              <text:p text:style-name="P16">A few of the functions used in here aren’t supported anymore, one of the packages has totally changed as well. Can probably make more clear.</text:p>
            </text:list-item>
          </text:list>
        </text:list-item>
        <text:list-item>
          <text:p text:style-name="P16"><text:s/>Chapter 12: Rcpp</text:p>
          <text:list>
            <text:list-item>
              <text:p text:style-name="P17"><text:span text:style-name="T2">Can </text:span><text:span text:style-name="T3">maybe change this to a more general High Performance Computing chapter that builds off of what you did at that ENVR workshop a while back. I had made a draft of that last year that basically just took your powerpoint and put it into chapter format. </text:span></text:p>
            </text:list-item>
          </text:list>
        </text:list-item>
        <text:list-item>
          <text:p text:style-name="P14">Chapter 13: Databases</text:p>
          <text:list>
            <text:list-item>
              <text:p text:style-name="P14">Still not very accessible with some of the google database examples that require a log in password. Update to make more accessible.</text:p>
            </text:list-item>
          </text:list>
        </text:list-item>
      </text:list>
      <text:p text:style-name="P8"/>
      <text:p text:style-name="P4">General</text:p>
      <text:p text:style-name="P8"/>
      <text:list xml:id="list1235422628" text:style-name="L3">
        <text:list-item>
          <text:p text:style-name="P15">Update the videos, based on some feedback a couple may be out of date from updates we’ve made in the text. </text:p>
        </text:list-item>
        <text:list-item>
          <text:p text:style-name="P15">Add videos for the optional chapters at the end. </text:p>
        </text:list-item>
        <text:list-item>
          <text:p text:style-name="P15">Add small video examples of common tasks in R. Suggested by one of the students. </text:p>
        </text:list-item>
        <text:list-item>
          <text:p text:style-name="P15">Include a list at the end of each chapter with functions introduced in their chapter and a basic one line statement of what they’re used for. </text:p>
        </text:list-item>
        <text:list-item>
          <text:p text:style-name="P15">Add more “example exercises” in the chapter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35:48.189206647</meta:creation-date>
    <dc:date>2020-06-23T08:39:27.682070954</dc:date>
    <meta:editing-duration>PT1H59M1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39" meta:character-count="1818" meta:non-whitespace-character-count="1509"/>
  </office:meta>
</office:document-meta>
</file>